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7.26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0.901cm"/>
    </style:style>
    <style:style style:name="co29" style:family="table-column">
      <style:table-column-properties fo:break-before="auto" style:column-width="1.129cm"/>
    </style:style>
    <style:style style:name="co30" style:family="table-column">
      <style:table-column-properties fo:break-before="auto" style:column-width="7.98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2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3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39" style:family="table-cell" style:parent-style-name="Default">
      <style:table-cell-properties fo:border="0.06pt solid #000000"/>
      <style:text-properties style:font-name="Calibri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81" style:family="table-cell" style:parent-style-name="Default">
      <style:table-cell-properties fo:background-color="#8080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0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322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4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451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234"/>
        <table:table-column table:style-name="co5" table:default-cell-style-name="ce234"/>
        <table:table-column table:style-name="co6" table:number-columns-repeated="2" table:default-cell-style-name="ce234"/>
        <table:table-column table:style-name="co7" table:number-columns-repeated="30" table:default-cell-style-name="ce259"/>
        <table:table-column table:style-name="co8" table:default-cell-style-name="ce259"/>
        <table:table-column table:style-name="co9" table:default-cell-style-name="ce259"/>
        <table:table-column table:style-name="co3" table:default-cell-style-name="ce208"/>
        <table:table-column table:style-name="co10" table:default-cell-style-name="ce259"/>
        <table:table-column table:style-name="co11" table:number-columns-repeated="2" table:default-cell-style-name="ce259"/>
        <table:table-column table:style-name="co12" table:default-cell-style-name="ce259"/>
        <table:table-column table:style-name="co13" table:default-cell-style-name="ce259"/>
        <table:table-column table:style-name="co14" table:number-columns-repeated="44" table:default-cell-style-name="ce234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84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69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69"/>
          <table:table-cell table:style-name="ce92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92"/>
          <table:table-cell table:style-name="ce103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03"/>
          <table:table-cell table:style-name="ce117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17"/>
          <table:table-cell table:style-name="ce126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26"/>
          <table:table-cell table:style-name="ce134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34"/>
          <table:table-cell table:style-name="ce143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43"/>
          <table:table-cell table:style-name="ce154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54"/>
          <table:table-cell table:style-name="ce163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3"/>
          <table:table-cell table:style-name="ce168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68"/>
          <table:covered-table-cell table:number-columns-repeated="2" table:style-name="ce1"/>
          <table:covered-table-cell table:style-name="ce198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7]+[.L7]+[.O7]+[.R7]+[.U7]+[.X7]+[.AA7]+[.AD7]+[.AG7]+[.AJ7]" office:value-type="float" office:value="3" calcext:value-type="float">
            <text:p>3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2" calcext:value-type="float">
            <text:p>2</text:p>
          </table:table-cell>
          <table:table-cell table:style-name="ce74" table:formula="of:=[.J8]+[.M8]+[.P8]+[.S8]+[.V8]+[.Y8]+[.AB8]+[.AE8]+[.AH8]+[.AK8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6" calcext:value-type="float">
            <text:p>6</text:p>
          </table:table-cell>
          <table:table-cell table:style-name="ce74" table:formula="of:=[.J9]+[.M9]+[.P9]+[.S9]+[.V9]+[.Y9]+[.AB9]+[.AE9]+[.AH9]+[.AK9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1]+[.L11]+[.O11]+[.R11]+[.U11]+[.X11]+[.AA11]+[.AD11]+[.AG11]+[.AJ11]" office:value-type="float" office:value="2" calcext:value-type="float">
            <text:p>2</text:p>
          </table:table-cell>
          <table:table-cell table:style-name="ce74" table:formula="of:=[.J11]+[.M11]+[.P11]+[.S11]+[.V11]+[.Y11]+[.AB11]+[.AE11]+[.AH11]+[.AK11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6" calcext:value-type="float">
            <text:p>6</text:p>
          </table:table-cell>
          <table:table-cell table:style-name="ce74" table:formula="of:=[.J12]+[.M12]+[.P12]+[.S12]+[.V12]+[.Y12]+[.AB12]+[.AE12]+[.AH12]+[.AK12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2" calcext:value-type="float">
            <text:p>2</text:p>
          </table:table-cell>
          <table:table-cell table:style-name="ce74" table:formula="of:=[.J17]+[.M17]+[.P17]+[.S17]+[.V17]+[.Y17]+[.AB17]+[.AE17]+[.AH17]+[.AK17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6" calcext:value-type="float">
            <text:p>6</text:p>
          </table:table-cell>
          <table:table-cell table:style-name="ce74" table:formula="of:=[.J18]+[.M18]+[.P18]+[.S18]+[.V18]+[.Y18]+[.AB18]+[.AE18]+[.AH18]+[.AK18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6]+[.L26]+[.O26]+[.R26]+[.U26]+[.X26]+[.AA26]+[.AD26]+[.AG26]+[.AJ26]" office:value-type="float" office:value="3" calcext:value-type="float">
            <text:p>3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8]+[.L28]+[.O28]+[.R28]+[.U28]+[.X28]+[.AA28]+[.AD28]+[.AG28]+[.AJ28]" office:value-type="float" office:value="4" calcext:value-type="float">
            <text:p>4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9]+[.L29]+[.O29]+[.R29]+[.U29]+[.X29]+[.AA29]+[.AD29]+[.AG29]+[.AJ29]" office:value-type="float" office:value="6" calcext:value-type="float">
            <text:p>6</text:p>
          </table:table-cell>
          <table:table-cell table:style-name="ce74" table:formula="of:=[.J29]+[.M29]+[.P29]+[.S29]+[.V29]+[.Y29]+[.AB29]+[.AE29]+[.AH29]+[.AK2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3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 office:value-type="string" calcext:value-type="string">
            <text:p>.X...... .X.XXX..XX.XXX.X X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:.M2])/[.$N$28]" office:value-type="percentage" office:value="0.46875" calcext:value-type="percentage">
            <text:p>47%</text:p>
          </table:table-cell>
          <table:table-cell table:style-name="ce277" office:value-type="float" office:value="38" calcext:value-type="float">
            <text:p>38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6" calcext:value-type="float">
            <text:p>2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number-columns-repeated="3"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:.AT2])" office:value-type="float" office:value="13.96875" calcext:value-type="float">
            <text:p>14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X.X.X. ...XX.....X...X. X..X...X</text:p>
          </table:table-cell>
          <table:table-cell table:number-columns-repeated="2"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3:.M3])/[.$N$28]" office:value-type="percentage" office:value="0.34375" calcext:value-type="percentage">
            <text:p>34%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0" calcext:value-type="float">
            <text:p>3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5" calcext:value-type="float">
            <text:p>25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80" table:formula="of:=AVERAGE([.O3:.AT3])" office:value-type="float" office:value="14.84375" calcext:value-type="float">
            <text:p>14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X... X.XX.X.XX.....X. X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4:.M4])/[.$N$28]" office:value-type="percentage" office:value="0.375" calcext:value-type="percentage">
            <text:p>38%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8" calcext:value-type="float">
            <text:p>8</text:p>
          </table:table-cell>
          <table:table-cell table:style-name="ce280" table:formula="of:=AVERAGE([.O4:.AT4])" office:value-type="float" office:value="11.3125" calcext:value-type="float">
            <text:p>1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.XX..X X.X............X X..X..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5:.M5])/[.$N$28]" office:value-type="percentage" office:value="0.25" calcext:value-type="percentage">
            <text:p>25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32" calcext:value-type="float">
            <text:p>32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57" calcext:value-type="float">
            <text:p>57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74" calcext:value-type="float">
            <text:p>7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0" calcext:value-type="float">
            <text:p>40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80" table:formula="of:=AVERAGE([.O5:.AT5])" office:value-type="float" office:value="22.84375" calcext:value-type="float">
            <text:p>22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XXXX.XX XXXX..X.X..X.X.X X.XXXX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9" calcext:value-type="float">
            <text:p>9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number-columns-repeated="3"/>
          <table:table-cell table:style-name="ce432" table:formula="of:=SUM([.H6:.M6])/[.$N$28]" office:value-type="percentage" office:value="0.625" calcext:value-type="percentage">
            <text:p>63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4" calcext:value-type="float">
            <text:p>2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28" calcext:value-type="float">
            <text:p>28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80" table:formula="of:=AVERAGE([.O6:.AT6])" office:value-type="float" office:value="22.15625" calcext:value-type="float">
            <text:p>22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 office:value-type="string" calcext:value-type="string">
            <text:p>XXX..X.. X..X.XXX...X.X.. ..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7:.M7])/[.$N$28]" office:value-type="percentage" office:value="0.4375" calcext:value-type="percentage">
            <text:p>44%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18" calcext:value-type="float">
            <text:p>18</text:p>
          </table:table-cell>
          <table:table-cell table:style-name="ce281" office:value-type="float" office:value="19" calcext:value-type="float">
            <text:p>19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54" calcext:value-type="float">
            <text:p>54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7:.AT7])" office:value-type="float" office:value="13.75" calcext:value-type="float">
            <text:p>13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 office:value-type="string" calcext:value-type="string">
            <text:p>.....X.. ..XX.X..X.XXX..X X..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8:.M8])/[.$N$28]" office:value-type="percentage" office:value="0.34375" calcext:value-type="percentage">
            <text:p>34%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0" calcext:value-type="float">
            <text:p>40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5" calcext:value-type="float">
            <text:p>35</text:p>
          </table:table-cell>
          <table:table-cell table:number-columns-repeated="2"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34" calcext:value-type="float">
            <text:p>3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24" calcext:value-type="float">
            <text:p>24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40" calcext:value-type="float">
            <text:p>40</text:p>
          </table:table-cell>
          <table:table-cell table:style-name="ce281" office:value-type="float" office:value="45" calcext:value-type="float">
            <text:p>45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8:.AT8])" office:value-type="float" office:value="25.625" calcext:value-type="float">
            <text:p>25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.. X.......XXX...X. ..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9:.M9])/[.$N$28]" office:value-type="percentage" office:value="0.21875" calcext:value-type="percentage">
            <text:p>22%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7" calcext:value-type="float">
            <text:p>7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number-columns-repeated="2" table:style-name="ce277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9:.AT9])" office:value-type="float" office:value="7.59375" calcext:value-type="float">
            <text:p>7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 office:value-type="string" calcext:value-type="string">
            <text:p>X.X.X.XX .XX..X.......... ..X..X.X</text:p>
          </table:table-cell>
          <table:table-cell table:style-name="ce430" office:value-type="float" office:value="5" calcext:value-type="float">
            <text:p>5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0:.M10])/[.$N$28]" office:value-type="percentage" office:value="0.34375" calcext:value-type="percentage">
            <text:p>3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29" calcext:value-type="float">
            <text:p>29</text:p>
          </table:table-cell>
          <table:table-cell table:number-columns-repeated="3"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11" calcext:value-type="float">
            <text:p>11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0:.AT10])" office:value-type="float" office:value="15.25" calcext:value-type="float">
            <text:p>15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.... ...XXX......XX.. .X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1:.M11])/[.$N$28]" office:value-type="percentage" office:value="0.25" calcext:value-type="percentage">
            <text:p>25%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50" calcext:value-type="float">
            <text:p>50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3" calcext:value-type="float">
            <text:p>4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4" calcext:value-type="float">
            <text:p>44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55" calcext:value-type="float">
            <text:p>55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80" table:formula="of:=AVERAGE([.O11:.AT11])" office:value-type="float" office:value="26.96875" calcext:value-type="float">
            <text:p>27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XXX. .XX...X.X...X... X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2:.M12])/[.$N$28]" office:value-type="percentage" office:value="0.34375" calcext:value-type="percentage">
            <text:p>34%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8" calcext:value-type="float">
            <text:p>28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7" calcext:value-type="float">
            <text:p>17</text:p>
          </table:table-cell>
          <table:table-cell table:style-name="ce280" table:formula="of:=AVERAGE([.O12:.AT12])" office:value-type="float" office:value="16.03125" calcext:value-type="float">
            <text:p>16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X...XXX XX..X..X.X.XX..X .X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13:.M13])/[.$N$28]" office:value-type="percentage" office:value="0.5" calcext:value-type="percentage">
            <text:p>50%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13:.AT13])" office:value-type="float" office:value="5.875" calcext:value-type="float">
            <text:p>5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..XX ......X...XX..X. XX....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4:.M14])/[.$N$28]" office:value-type="percentage" office:value="0.28125" calcext:value-type="percentage">
            <text:p>28%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8" calcext:value-type="float">
            <text:p>18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4:.AT14])" office:value-type="float" office:value="8.0625" calcext:value-type="float">
            <text:p>8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 office:value-type="string" calcext:value-type="string">
            <text:p>.X.X.XX. XXX...X.X......X ..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3"/>
          <table:table-cell table:style-name="ce432" table:formula="of:=SUM([.H15:.M15])/[.$N$28]" office:value-type="percentage" office:value="0.34375" calcext:value-type="percentage">
            <text:p>34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5:.AT15])" office:value-type="float" office:value="13.5" calcext:value-type="float">
            <text:p>13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....X. ..X.X.X......... ...X.X.X</text:p>
          </table:table-cell>
          <table:table-cell table:style-name="ce430" office:value-type="float" office:value="2" calcext:value-type="float">
            <text:p>2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6:.M16])/[.$N$28]" office:value-type="percentage" office:value="0.25" calcext:value-type="percentage">
            <text:p>25%</text:p>
          </table:table-cell>
          <table:table-cell table:style-name="ce277" office:value-type="float" office:value="42" calcext:value-type="float">
            <text:p>42</text:p>
          </table:table-cell>
          <table:table-cell table:style-name="ce281" office:value-type="float" office:value="100" calcext:value-type="float">
            <text:p>100</text:p>
          </table:table-cell>
          <table:table-cell table:style-name="ce277" office:value-type="float" office:value="48" calcext:value-type="float">
            <text:p>48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62" calcext:value-type="float">
            <text:p>62</text:p>
          </table:table-cell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6" calcext:value-type="float">
            <text:p>16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5" calcext:value-type="float">
            <text:p>75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7" calcext:value-type="float">
            <text:p>37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60" calcext:value-type="float">
            <text:p>60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2" calcext:value-type="float">
            <text:p>42</text:p>
          </table:table-cell>
          <table:table-cell table:style-name="ce280" table:formula="of:=AVERAGE([.O16:.AT16])" office:value-type="float" office:value="31.15625" calcext:value-type="float">
            <text:p>31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 office:value-type="string" calcext:value-type="string">
            <text:p>XX...... ....XX.X..X.XX.X 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7:.M17])/[.$N$28]" office:value-type="percentage" office:value="0.34375" calcext:value-type="percentage">
            <text:p>34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17:.AT17])" office:value-type="float" office:value="7.40625" calcext:value-type="float">
            <text:p>7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XXXX.XX ....X.X..X.XX.X. .XX.XXXX</text:p>
          </table:table-cell>
          <table:table-cell table:style-name="ce430" office:value-type="float" office:value="7" calcext:value-type="float">
            <text:p>7</text:p>
          </table:table-cell>
          <table:table-cell table:number-columns-repeated="2" table:style-name="ce430" office:value-type="float" office:value="6" calcext:value-type="float">
            <text:p>6</text:p>
          </table:table-cell>
          <table:table-cell table:style-name="ce430" table:number-columns-repeated="3"/>
          <table:table-cell table:style-name="ce432" table:formula="of:=SUM([.H18:.M18])/[.$N$28]" office:value-type="percentage" office:value="0.59375" calcext:value-type="percentage">
            <text:p>59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2" table:style-name="ce281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8:.AT18])" office:value-type="float" office:value="10.75" calcext:value-type="float">
            <text:p>10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 office:value-type="string" calcext:value-type="string">
            <text:p>..XXXX.. ....X..X.XX.X..X .XX...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9:.M19])/[.$N$28]" office:value-type="percentage" office:value="0.375" calcext:value-type="percentage">
            <text:p>38%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21" calcext:value-type="float">
            <text:p>21</text:p>
          </table:table-cell>
          <table:table-cell table:style-name="ce281" office:value-type="float" office:value="1" calcext:value-type="float">
            <text:p>1</text:p>
          </table:table-cell>
          <table:table-cell table:number-columns-repeated="2" table:style-name="ce281" office:value-type="float" office:value="5" calcext:value-type="float">
            <text:p>5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19:.AT19])" office:value-type="float" office:value="9.53125" calcext:value-type="float">
            <text:p>9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...X.... .......X.XXX.X.. 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0:.M20])/[.$N$28]" office:value-type="percentage" office:value="0.28125" calcext:value-type="percentage">
            <text:p>28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38" calcext:value-type="float">
            <text:p>3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20:.AT20])" office:value-type="float" office:value="9.4375" calcext:value-type="float">
            <text:p>9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.... XX.......XX....X ....XX</text:p>
          </table:table-cell>
          <table:table-cell table:style-name="ce430" office:value-type="float" office:value="0" calcext:value-type="float">
            <text:p>0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1:.M21])/[.$N$28]" office:value-type="percentage" office:value="0.21875" calcext:value-type="percentage">
            <text:p>22%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1:.AT21])" office:value-type="float" office:value="16.34375" calcext:value-type="float">
            <text:p>16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6" calcext:value-type="float">
            <text:p>26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 office:value-type="string" calcext:value-type="string">
            <text:p>X......X XX.X..XXXXX..XX. .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2:.M22])/[.$N$28]" office:value-type="percentage" office:value="0.4375" calcext:value-type="percentage">
            <text:p>4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8" calcext:value-type="float">
            <text:p>18</text:p>
          </table:table-cell>
          <table:table-cell table:style-name="ce280" table:formula="of:=AVERAGE([.O22:.AT22])" office:value-type="float" office:value="21.34375" calcext:value-type="float">
            <text:p>2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7" calcext:value-type="float">
            <text:p>27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 office:value-type="string" calcext:value-type="string">
            <text:p>X....X.X ....XX.XX.....X. .X.XX..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3:.M23])/[.$N$28]" office:value-type="percentage" office:value="0.375" calcext:value-type="percentage">
            <text:p>38%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2" table:style-name="ce281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2" calcext:value-type="float">
            <text:p>12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0" table:formula="of:=AVERAGE([.O23:.AT23])" office:value-type="float" office:value="7.6875" calcext:value-type="float">
            <text:p>7,7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.X..X.X ......X.....X.X. X..XX.</text:p>
          </table:table-cell>
          <table:table-cell table:style-name="ce430" office:value-type="float" office:value="4" calcext:value-type="float">
            <text:p>4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4:.M24])/[.$N$28]" office:value-type="percentage" office:value="0.3125" calcext:value-type="percentage">
            <text:p>31%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2"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24:.AT24])" office:value-type="float" office:value="11.5625" calcext:value-type="float">
            <text:p>11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 office:value-type="string" calcext:value-type="string">
            <text:p>..X..... .X.X.....X...X.. .X..X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5:.M25])/[.$N$28]" office:value-type="percentage" office:value="0.25" calcext:value-type="percentage">
            <text:p>25%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15" calcext:value-type="float">
            <text:p>15</text:p>
          </table:table-cell>
          <table:table-cell table:style-name="ce280" table:formula="of:=AVERAGE([.O25:.AT25])" office:value-type="float" office:value="8.5625" calcext:value-type="float">
            <text:p>8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2" calcext:value-type="float">
            <text:p>32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 office:value-type="string" calcext:value-type="string">
            <text:p>..XX.X.. ..X..X.X...X.XX. ..X.X.X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6:.M26])/[.$N$28]" office:value-type="percentage" office:value="0.40625" calcext:value-type="percentage">
            <text:p>41%</text:p>
          </table:table-cell>
          <table:table-cell table:style-name="ce431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6:.AT26])" office:value-type="float" office:value="10.375" calcext:value-type="float">
            <text:p>10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3" calcext:value-type="float">
            <text:p>3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-------- ----------------</text:p>
          </table:table-cell>
          <table:table-cell table:number-columns-repeated="2" table:style-name="ce430" office:value-type="string" calcext:value-type="string">
            <text:p>-</text:p>
          </table:table-cell>
          <table:table-cell table:style-name="ce430" table:number-columns-repeated="4"/>
          <table:table-cell table:style-name="ce432" table:formula="of:=SUM([.H27:.M27])/[.$N$28]" office:value-type="percentage" office:value="0" calcext:value-type="percentage">
            <text:p>0%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2"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7:.AT27])" office:value-type="float" office:value="8.5" calcext:value-type="float">
            <text:p>8,5</text:p>
          </table:table-cell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239" table:number-columns-spanned="2" table:number-rows-spanned="1"/>
          <table:covered-table-cell table:style-name="ce239"/>
          <table:table-cell table:style-name="ce429" office:value-type="string" calcext:value-type="string">
            <text:p>Tiny</text:p>
          </table:table-cell>
          <table:table-cell table:style-name="ce431" office:value-type="float" office:value="8" calcext:value-type="float">
            <text:p>8</text:p>
          </table:table-cell>
          <table:table-cell table:style-name="ce431" office:value-type="float" office:value="16" calcext:value-type="float">
            <text:p>16</text:p>
          </table:table-cell>
          <table:table-cell table:style-name="ce431" office:value-type="float" office:value="8" calcext:value-type="float">
            <text:p>8</text:p>
          </table:table-cell>
          <table:table-cell table:style-name="ce431" table:number-columns-repeated="3"/>
          <table:table-cell table:style-name="ce431" table:formula="of:=SUM([.H28:.M28])" office:value-type="float" office:value="32" calcext:value-type="float">
            <text:p>32</text:p>
          </table:table-cell>
          <table:table-cell table:style-name="ce431" table:number-columns-repeated="32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84"/>
        </table:table-row>
        <table:table-row table:style-name="ro4">
          <table:table-cell table:number-columns-repeated="84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AU2:Frequency_CONTINENTS_TNY.AU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O2:Frequency_CONTINENTS_TNY.O25 Frequency_CONTINENTS_TNY.O27:Frequency_CONTINENTS_TNY.AB27 Frequency_CONTINENTS_TNY.P23:Frequency_CONTINENTS_TNY.AB26 Frequency_CONTINENTS_TNY.AC23:Frequency_CONTINENTS_TNY.AR27 Frequency_CONTINENTS_TNY.P2:Frequency_CONTINENTS_TNY.AR22 Frequency_CONTINENTS_TNY.AS2:Frequency_CONTINENTS_TNY.AT27">
            <calcext:condition calcext:apply-style-name="Error" calcext:value="begins-with(&quot;0&quot;)" calcext:base-cell-address="Frequency_CONTINENTS_TNY.O2"/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15" table:default-cell-style-name="ce5"/>
        <table:table-column table:style-name="co16" table:default-cell-style-name="ce259"/>
        <table:table-column table:style-name="co18" table:default-cell-style-name="ce5"/>
        <table:table-column table:style-name="co19" table:default-cell-style-name="ce5"/>
        <table:table-column table:style-name="co17" table:default-cell-style-name="ce5"/>
        <table:table-column table:style-name="co28" table:default-cell-style-name="ce5"/>
        <table:table-column table:style-name="co29" table:default-cell-style-name="ce5"/>
        <table:table-column table:style-name="co20" table:default-cell-style-name="ce5"/>
        <table:table-column table:style-name="co30" table:default-cell-style-name="ce5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5"/>
        <table:table-column table:style-name="co26" table:default-cell-style-name="ce5"/>
        <table:table-column table:style-name="co27" table:number-columns-repeated="36" table:default-cell-style-name="ce5"/>
        <table:table-column table:style-name="co14" table:number-columns-repeated="938" table:default-cell-style-name="ce456"/>
        <table:table-row table:style-name="ro5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0" office:value-type="string" calcext:value-type="string">
            <text:p>MW?</text:p>
          </table:table-cell>
          <table:table-cell table:style-name="ce360" office:value-type="string" calcext:value-type="string">
            <text:p>Sea?</text:p>
          </table:table-cell>
          <table:table-cell table:style-name="ce360" office:value-type="string" calcext:value-type="string">
            <text:p>Miss?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.X..XXX ..XX..X XX.X.X .XX.XX.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3" calcext:value-type="float">
            <text:p>3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2:.O2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X.XX..X ..XX.XX X.XX.X ..X.X.X</text:p>
          </table:table-cell>
          <table:table-cell table:style-name="ce450" office:value-type="float" office:value="5" calcext:value-type="float">
            <text:p>5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3:.O3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XX..X..... ....... ....X. ..X...X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0" calcext:value-type="float">
            <text:p>0</text:p>
          </table:table-cell>
          <table:table-cell table:style-name="ce450" office:value-type="float" office:value="1" calcext:value-type="float">
            <text:p>1</text:p>
          </table:table-cell>
          <table:table-cell table:style-name="ce450" office:value-type="float" office:value="2" calcext:value-type="float">
            <text:p>2</text:p>
          </table:table-cell>
          <table:table-cell table:style-name="ce450" table:number-columns-repeated="2"/>
          <table:table-cell table:style-name="ce451" table:formula="of:=SUM([.J4:.O4])/[.$P$32]" office:value-type="percentage" office:value="0.21875" calcext:value-type="percentage">
            <text:p>22%</text:p>
          </table:table-cell>
          <table:table-cell table:style-name="ce452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XX......X.XX X.X...X XX..XX X.X.XX.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3" calcext:value-type="float">
            <text:p>3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5:.O5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..X....X.. .....XX .XXX.. X...XX.</text:p>
          </table:table-cell>
          <table:table-cell table:style-name="ce450" office:value-type="float" office:value="3" calcext:value-type="float">
            <text:p>3</text:p>
          </table:table-cell>
          <table:table-cell table:style-name="ce450" office:value-type="float" office:value="2" calcext:value-type="float">
            <text:p>2</text:p>
          </table:table-cell>
          <table:table-cell table:number-columns-repeated="2"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6:.O6])/[.$P$32]" office:value-type="percentage" office:value="0.34375" calcext:value-type="percentage">
            <text:p>34%</text:p>
          </table:table-cell>
          <table:table-cell table:style-name="ce452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..X.XX... XXXX... X.X.XX XXXXXX.</text:p>
          </table:table-cell>
          <table:table-cell table:style-name="ce450" office:value-type="float" office:value="5" calcext:value-type="float">
            <text:p>5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office:value-type="float" office:value="6" calcext:value-type="float">
            <text:p>6</text:p>
          </table:table-cell>
          <table:table-cell table:style-name="ce450" table:number-columns-repeated="2"/>
          <table:table-cell table:style-name="ce451" table:formula="of:=SUM([.J7:.O7])/[.$P$32]" office:value-type="percentage" office:value="0.59375" calcext:value-type="percentage">
            <text:p>59%</text:p>
          </table:table-cell>
          <table:table-cell table:style-name="ce452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XX.X.XX.. XXXXX.X .XXXXX XX.X.XX</text:p>
          </table:table-cell>
          <table:table-cell table:style-name="ce450" office:value-type="float" office:value="7" calcext:value-type="float">
            <text:p>7</text:p>
          </table:table-cell>
          <table:table-cell table:style-name="ce450" office:value-type="float" office:value="6" calcext:value-type="float">
            <text:p>6</text:p>
          </table:table-cell>
          <table:table-cell table:number-columns-repeated="2" table:style-name="ce450" office:value-type="float" office:value="5" calcext:value-type="float">
            <text:p>5</text:p>
          </table:table-cell>
          <table:table-cell table:style-name="ce450" table:number-columns-repeated="2"/>
          <table:table-cell table:style-name="ce451" table:formula="of:=SUM([.J8:.O8])/[.$P$32]" office:value-type="percentage" office:value="0.71875" calcext:value-type="percentage">
            <text:p>72%</text:p>
          </table:table-cell>
          <table:table-cell table:style-name="ce452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XX.X.XXX.. .XXXX.. ....X. .X...X.</text:p>
          </table:table-cell>
          <table:table-cell table:style-name="ce450" office:value-type="float" office:value="8" calcext:value-type="float">
            <text:p>8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1" calcext:value-type="float">
            <text:p>1</text:p>
          </table:table-cell>
          <table:table-cell table:style-name="ce450" office:value-type="float" office:value="2" calcext:value-type="float">
            <text:p>2</text:p>
          </table:table-cell>
          <table:table-cell table:style-name="ce450" table:number-columns-repeated="2"/>
          <table:table-cell table:style-name="ce451" table:formula="of:=SUM([.J9:.O9])/[.$P$32]" office:value-type="percentage" office:value="0.46875" calcext:value-type="percentage">
            <text:p>47%</text:p>
          </table:table-cell>
          <table:table-cell table:style-name="ce452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450" table:number-columns-repeated="6"/>
          <table:table-cell table:style-name="ce451" table:formula="of:=SUM([.J10:.O10])/[.$P$32]" office:value-type="percentage" office:value="0" calcext:value-type="percentage">
            <text:p>0%</text:p>
          </table:table-cell>
          <table:table-cell table:style-name="ce452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 office:value-type="string" calcext:value-type="string">
            <text:p>.XXX....X.X. .X.XXX. X.XXX. X..X..X</text:p>
          </table:table-cell>
          <table:table-cell table:style-name="ce450" office:value-type="float" office:value="5" calcext:value-type="float">
            <text:p>5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11:.O11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 office:value-type="string" calcext:value-type="string">
            <text:p>X..X.....XXX X.X.X.. XX.XX. X.X.X..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3" calcext:value-type="float">
            <text:p>3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12:.O12])/[.$P$32]" office:value-type="percentage" office:value="0.46875" calcext:value-type="percentage">
            <text:p>47%</text:p>
          </table:table-cell>
          <table:table-cell table:style-name="ce452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 office:value-type="string" calcext:value-type="string">
            <text:p>....XX.X.XX. ..XX.XX X.XX.. X.X.X.X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3" calcext:value-type="float">
            <text:p>3</text:p>
          </table:table-cell>
          <table:table-cell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13:.O13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450" table:number-columns-repeated="6"/>
          <table:table-cell table:style-name="ce451" table:formula="of:=SUM([.J14:.O14])/[.$P$32]" office:value-type="percentage" office:value="0" calcext:value-type="percentage">
            <text:p>0%</text:p>
          </table:table-cell>
          <table:table-cell table:style-name="ce452" table:number-columns-repeated="32"/>
          <table:table-cell table:style-name="ce453" table:formula="of:=AVERAGE([.Q14:.AV1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7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.X...X....X X....X. .X...X ...X.X.</text:p>
          </table:table-cell>
          <table:table-cell table:style-name="ce450" office:value-type="float" office:value="3" calcext:value-type="float">
            <text:p>3</text:p>
          </table:table-cell>
          <table:table-cell table:number-columns-repeated="3" table:style-name="ce450" office:value-type="float" office:value="2" calcext:value-type="float">
            <text:p>2</text:p>
          </table:table-cell>
          <table:table-cell table:style-name="ce450" table:number-columns-repeated="2"/>
          <table:table-cell table:style-name="ce451" table:formula="of:=SUM([.J15:.O15])/[.$P$32]" office:value-type="percentage" office:value="0.28125" calcext:value-type="percentage">
            <text:p>28%</text:p>
          </table:table-cell>
          <table:table-cell table:style-name="ce452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X.XX.XXXXXXX ..X.XX. X...X. X..X...</text:p>
          </table:table-cell>
          <table:table-cell table:style-name="ce450" office:value-type="float" office:value="10" calcext:value-type="float">
            <text:p>10</text:p>
          </table:table-cell>
          <table:table-cell table:style-name="ce450" office:value-type="float" office:value="3" calcext:value-type="float">
            <text:p>3</text:p>
          </table:table-cell>
          <table:table-cell table:number-columns-repeated="2" table:style-name="ce450" office:value-type="float" office:value="2" calcext:value-type="float">
            <text:p>2</text:p>
          </table:table-cell>
          <table:table-cell table:style-name="ce450" table:number-columns-repeated="2"/>
          <table:table-cell table:style-name="ce451" table:formula="of:=SUM([.J16:.O16])/[.$P$32]" office:value-type="percentage" office:value="0.53125" calcext:value-type="percentage">
            <text:p>53%</text:p>
          </table:table-cell>
          <table:table-cell table:style-name="ce452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XXX.XX.X... XX.XX.X .X...X .XXX.XX</text:p>
          </table:table-cell>
          <table:table-cell table:style-name="ce450" office:value-type="float" office:value="6" calcext:value-type="float">
            <text:p>6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2" calcext:value-type="float">
            <text:p>2</text:p>
          </table:table-cell>
          <table:table-cell table:style-name="ce450" office:value-type="float" office:value="5" calcext:value-type="float">
            <text:p>5</text:p>
          </table:table-cell>
          <table:table-cell table:style-name="ce450" table:number-columns-repeated="2"/>
          <table:table-cell table:style-name="ce451" table:formula="of:=SUM([.J17:.O17])/[.$P$32]" office:value-type="percentage" office:value="0.5625" calcext:value-type="percentage">
            <text:p>56%</text:p>
          </table:table-cell>
          <table:table-cell table:style-name="ce452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 office:value-type="string" calcext:value-type="string">
            <text:p>...XX.XX.... X...... ..X.X. .X...XX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1" calcext:value-type="float">
            <text:p>1</text:p>
          </table:table-cell>
          <table:table-cell table:style-name="ce450" office:value-type="float" office:value="2" calcext:value-type="float">
            <text:p>2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18:.O18])/[.$P$32]" office:value-type="percentage" office:value="0.3125" calcext:value-type="percentage">
            <text:p>31%</text:p>
          </table:table-cell>
          <table:table-cell table:style-name="ce452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450" table:number-columns-repeated="6"/>
          <table:table-cell table:style-name="ce451" table:formula="of:=SUM([.J19:.O19])/[.$P$32]" office:value-type="percentage" office:value="0" calcext:value-type="percentage">
            <text:p>0%</text:p>
          </table:table-cell>
          <table:table-cell table:style-name="ce452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450" table:number-columns-repeated="6"/>
          <table:table-cell table:style-name="ce451" table:formula="of:=SUM([.J20:.O20])/[.$P$32]" office:value-type="percentage" office:value="0" calcext:value-type="percentage">
            <text:p>0%</text:p>
          </table:table-cell>
          <table:table-cell table:style-name="ce452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 office:value-type="string" calcext:value-type="string">
            <text:p>X</text:p>
          </table:table-cell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450" table:number-columns-repeated="6"/>
          <table:table-cell table:style-name="ce451" table:formula="of:=SUM([.J21:.O21])/[.$P$32]" office:value-type="percentage" office:value="0" calcext:value-type="percentage">
            <text:p>0%</text:p>
          </table:table-cell>
          <table:table-cell table:style-name="ce452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XX.XXX.XXX.. .XXXXXX ..XX.. ...X...</text:p>
          </table:table-cell>
          <table:table-cell table:style-name="ce450" office:value-type="float" office:value="8" calcext:value-type="float">
            <text:p>8</text:p>
          </table:table-cell>
          <table:table-cell table:style-name="ce450" office:value-type="float" office:value="6" calcext:value-type="float">
            <text:p>6</text:p>
          </table:table-cell>
          <table:table-cell table:style-name="ce450" office:value-type="float" office:value="2" calcext:value-type="float">
            <text:p>2</text:p>
          </table:table-cell>
          <table:table-cell table:style-name="ce450" office:value-type="float" office:value="1" calcext:value-type="float">
            <text:p>1</text:p>
          </table:table-cell>
          <table:table-cell table:style-name="ce450" table:number-columns-repeated="2"/>
          <table:table-cell table:style-name="ce451" table:formula="of:=SUM([.J22:.O22])/[.$P$32]" office:value-type="percentage" office:value="0.53125" calcext:value-type="percentage">
            <text:p>53%</text:p>
          </table:table-cell>
          <table:table-cell table:style-name="ce452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.XX.X.XXXXXX ....X.X X..... .XX.X.X</text:p>
          </table:table-cell>
          <table:table-cell table:style-name="ce450" office:value-type="float" office:value="9" calcext:value-type="float">
            <text:p>9</text:p>
          </table:table-cell>
          <table:table-cell table:style-name="ce450" office:value-type="float" office:value="2" calcext:value-type="float">
            <text:p>2</text:p>
          </table:table-cell>
          <table:table-cell table:style-name="ce450" office:value-type="float" office:value="1" calcext:value-type="float">
            <text:p>1</text:p>
          </table:table-cell>
          <table:table-cell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23:.O23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 office:value-type="string" calcext:value-type="string">
            <text:p>XX..X.X...X. XXX.... .XX.XX .X...XX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3" calcext:value-type="float">
            <text:p>3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24:.O24])/[.$P$32]" office:value-type="percentage" office:value="0.46875" calcext:value-type="percentage">
            <text:p>47%</text:p>
          </table:table-cell>
          <table:table-cell table:style-name="ce452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 office:value-type="string" calcext:value-type="string">
            <text:p>X.X.XXXX..XX .XX.X.X ...... ..X.X.X</text:p>
          </table:table-cell>
          <table:table-cell table:style-name="ce450" office:value-type="float" office:value="8" calcext:value-type="float">
            <text:p>8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0" calcext:value-type="float">
            <text:p>0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25:.O25])/[.$P$32]" office:value-type="percentage" office:value="0.46875" calcext:value-type="percentage">
            <text:p>47%</text:p>
          </table:table-cell>
          <table:table-cell table:style-name="ce452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 office:value-type="string" calcext:value-type="string">
            <text:p>....XXXXX.XX XX..XXX X..X.. ..X...X</text:p>
          </table:table-cell>
          <table:table-cell table:style-name="ce450" office:value-type="float" office:value="7" calcext:value-type="float">
            <text:p>7</text:p>
          </table:table-cell>
          <table:table-cell table:style-name="ce450" office:value-type="float" office:value="5" calcext:value-type="float">
            <text:p>5</text:p>
          </table:table-cell>
          <table:table-cell table:number-columns-repeated="2" table:style-name="ce450" office:value-type="float" office:value="2" calcext:value-type="float">
            <text:p>2</text:p>
          </table:table-cell>
          <table:table-cell table:style-name="ce450" table:number-columns-repeated="2"/>
          <table:table-cell table:style-name="ce451" table:formula="of:=SUM([.J26:.O26])/[.$P$32]" office:value-type="percentage" office:value="0.5" calcext:value-type="percentage">
            <text:p>50%</text:p>
          </table:table-cell>
          <table:table-cell table:style-name="ce452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 office:value-type="string" calcext:value-type="string">
            <text:p>X.XX.XX..X.X XX.XXX. XX..XX XX.XXX.</text:p>
          </table:table-cell>
          <table:table-cell table:style-name="ce450" office:value-type="float" office:value="7" calcext:value-type="float">
            <text:p>7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4" calcext:value-type="float">
            <text:p>4</text:p>
          </table:table-cell>
          <table:table-cell table:style-name="ce450" office:value-type="float" office:value="5" calcext:value-type="float">
            <text:p>5</text:p>
          </table:table-cell>
          <table:table-cell table:style-name="ce450" table:number-columns-repeated="2"/>
          <table:table-cell table:style-name="ce451" table:formula="of:=SUM([.J27:.O27])/[.$P$32]" office:value-type="percentage" office:value="0.65625" calcext:value-type="percentage">
            <text:p>66%</text:p>
          </table:table-cell>
          <table:table-cell table:style-name="ce452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 office:value-type="string" calcext:value-type="string">
            <text:p>X...XX...XX. XX..... .XX... XX.X..X</text:p>
          </table:table-cell>
          <table:table-cell table:style-name="ce450" office:value-type="float" office:value="5" calcext:value-type="float">
            <text:p>5</text:p>
          </table:table-cell>
          <table:table-cell table:number-columns-repeated="2" table:style-name="ce450" office:value-type="float" office:value="2" calcext:value-type="float">
            <text:p>2</text:p>
          </table:table-cell>
          <table:table-cell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28:.O28])/[.$P$32]" office:value-type="percentage" office:value="0.40625" calcext:value-type="percentage">
            <text:p>41%</text:p>
          </table:table-cell>
          <table:table-cell table:style-name="ce452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 office:value-type="string" calcext:value-type="string">
            <text:p>...X......X. X..X.X. XXXX.X ..XXX..</text:p>
          </table:table-cell>
          <table:table-cell table:style-name="ce450" office:value-type="float" office:value="2" calcext:value-type="float">
            <text:p>2</text:p>
          </table:table-cell>
          <table:table-cell table:style-name="ce450" office:value-type="float" office:value="3" calcext:value-type="float">
            <text:p>3</text:p>
          </table:table-cell>
          <table:table-cell table:style-name="ce450" office:value-type="float" office:value="5" calcext:value-type="float">
            <text:p>5</text:p>
          </table:table-cell>
          <table:table-cell table:style-name="ce450" office:value-type="float" office:value="3" calcext:value-type="float">
            <text:p>3</text:p>
          </table:table-cell>
          <table:table-cell table:style-name="ce450" table:number-columns-repeated="2"/>
          <table:table-cell table:style-name="ce451" table:formula="of:=SUM([.J29:.O29])/[.$P$32]" office:value-type="percentage" office:value="0.40625" calcext:value-type="percentage">
            <text:p>41%</text:p>
          </table:table-cell>
          <table:table-cell table:style-name="ce452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9" calcext:value-type="float">
            <text:p>29</text:p>
          </table:table-cell>
          <table:table-cell table:style-name="ce7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 office:value-type="string" calcext:value-type="string">
            <text:p>.X..X..X...X ....XXX ...XXX XX.X.X.</text:p>
          </table:table-cell>
          <table:table-cell table:style-name="ce450" office:value-type="float" office:value="4" calcext:value-type="float">
            <text:p>4</text:p>
          </table:table-cell>
          <table:table-cell table:number-columns-repeated="2" table:style-name="ce450" office:value-type="float" office:value="3" calcext:value-type="float">
            <text:p>3</text:p>
          </table:table-cell>
          <table:table-cell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30:.O30])/[.$P$32]" office:value-type="percentage" office:value="0.4375" calcext:value-type="percentage">
            <text:p>44%</text:p>
          </table:table-cell>
          <table:table-cell table:style-name="ce452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 office:value-type="string" calcext:value-type="string">
            <text:p>X.XXXX.XXX.X .X.X.X. .XXX.X XX.XX..</text:p>
          </table:table-cell>
          <table:table-cell table:style-name="ce450" office:value-type="float" office:value="9" calcext:value-type="float">
            <text:p>9</text:p>
          </table:table-cell>
          <table:table-cell table:style-name="ce450" office:value-type="float" office:value="3" calcext:value-type="float">
            <text:p>3</text:p>
          </table:table-cell>
          <table:table-cell table:number-columns-repeated="2" table:style-name="ce450" office:value-type="float" office:value="4" calcext:value-type="float">
            <text:p>4</text:p>
          </table:table-cell>
          <table:table-cell table:style-name="ce450" table:number-columns-repeated="2"/>
          <table:table-cell table:style-name="ce451" table:formula="of:=SUM([.J31:.O31])/[.$P$32]" office:value-type="percentage" office:value="0.625" calcext:value-type="percentage">
            <text:p>63%</text:p>
          </table:table-cell>
          <table:table-cell table:style-name="ce452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379" office:value-type="string" calcext:value-type="string">
            <text:p>Map size</text:p>
          </table:table-cell>
          <table:table-cell table:style-name="ce322" table:number-columns-spanned="5" table:number-rows-spanned="1"/>
          <table:covered-table-cell table:number-columns-repeated="3"/>
          <table:covered-table-cell table:style-name="ce322"/>
          <table:table-cell table:style-name="ce449" office:value-type="string" calcext:value-type="string">
            <text:p>Tiny</text:p>
          </table:table-cell>
          <table:table-cell table:style-name="ce431" office:value-type="float" office:value="12" calcext:value-type="float">
            <text:p>12</text:p>
          </table:table-cell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7" calcext:value-type="float">
            <text:p>7</text:p>
          </table:table-cell>
          <table:table-cell table:style-name="ce431" table:number-columns-repeated="2"/>
          <table:table-cell table:style-name="ce431" table:formula="of:=SUM([.J32:.O32])" office:value-type="float" office:value="32" calcext:value-type="float">
            <text:p>32</text:p>
          </table:table-cell>
          <table:table-cell table:style-name="ce431" table:number-columns-repeated="32"/>
          <table:table-cell table:style-name="ce454"/>
          <table:table-cell table:number-columns-repeated="975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1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1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1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1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1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1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2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U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requency_TECTONIC_STD.A2:Frequency_TECTONIC_STD.P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.00.0000</text:date>, <text:time style:data-style-name="N2" text:time-value="15:48:40.6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5T21:24:22.694000000</dc:date>
    <meta:editing-duration>P2DT9H6M18S</meta:editing-duration>
    <meta:editing-cycles>353</meta:editing-cycles>
    <meta:document-statistic meta:table-count="3" meta:cell-count="2066" meta:object-count="0"/>
  </office:meta>
</office:document-meta>
</file>